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406cm" fo:margin-right="0cm" fo:text-indent="-0.388cm" style:auto-text-indent="false">
        <style:tab-stops>
          <style:tab-stop style:position="8.895cm" style:type="center"/>
          <style:tab-stop style:position="17.791cm" style:type="right"/>
        </style:tab-stops>
      </style:paragraph-properties>
      <style:text-properties fo:font-size="10pt" style:font-size-asian="10pt" style:font-size-complex="10pt"/>
    </style:style>
    <style:style style:name="P2" style:family="paragraph" style:parent-style-name="Footer">
      <style:text-properties fo:font-size="10pt" style:font-size-asian="10pt" style:font-size-complex="10pt"/>
    </style:style>
    <style:style style:name="P3" style:family="paragraph" style:parent-style-name="Standard">
      <style:text-properties style:font-name="Times New Roman"/>
    </style:style>
    <style:style style:name="P4" style:family="paragraph" style:parent-style-name="Standard">
      <style:paragraph-properties fo:text-align="center" style:justify-single-word="false"/>
      <style:text-properties style:font-name="Times New Roman" fo:font-weight="bold" style:font-weight-asian="bold" style:font-weight-complex="bold"/>
    </style:style>
    <style:style style:name="P5" style:family="paragraph" style:parent-style-name="Standard">
      <style:text-properties style:font-name="Times New Roman" fo:font-style="normal" style:font-style-asian="normal" style:font-style-complex="normal"/>
    </style:style>
    <style:style style:name="P6" style:family="paragraph" style:parent-style-name="Standard">
      <style:text-properties style:font-name="Times New Roman" fo:font-style="normal" style:font-style-asian="normal" style:font-style-complex="normal"/>
    </style:style>
    <style:style style:name="T1" style:family="text">
      <style:text-properties style:text-position="super 58%"/>
    </style:style>
    <style:style style:name="T2" style:family="text">
      <style:text-properties style:text-position="0% 100%"/>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imulating Adaptive Markets with Markov Games</text:p>
      <text:p text:style-name="P4">Maxwell Sayles</text:p>
      <text:p text:style-name="P5"/>
      <text:p text:style-name="P5">Financial markets have an inherent level of uncertainty, and as they become more accessible a growing number of people are impacted. <text:s/>Laws regarding automated order placement make market analysis performed by computer programs relevant for investment purposes, economic forecasting, and market stability. <text:s/>The field of Economics provides theories to explain how institutions can influence financial markets, and market simulations illustrate such theories by showing institutions the short and long term effects of implementing various actions. <text:s/>As a result, institutions can improve market stability and stimulate market growth.</text:p>
      <text:p text:style-name="P3"><text:span text:style-name="T3"><text:tab/></text:span>Many opponents to market analysis subscribe to the Efficient Market Hypothesis – the hypothesis that the price of a traded asset intrinsically reflects all information about that asset. <text:s/>If this were true, then market simulations would provide us with no additional information. <text:s/>Some empirical evidence against this hypothesis is the slow diffusion of relevant information and the relative success of certain market participants. <text:s/>An emerging model by Lo<text:span text:style-name="T1">1</text:span>, known as the Adaptive Markets Hypothesis, attempts to reconcile these anomalies with the efficiency of markets by applying evolutionary principles such as competition, adaptation, and natural selection. <text:s/>Using this hypothesis and principles of game theory<text:span text:style-name="T1">2</text:span>, I intend to simulate the expected future value of an asset and its standard deviation, and use this as a model for the strategic actions of selfish agents.</text:p>
      <text:p text:style-name="P3"><text:tab/>Central to this research will be the concept of Markov chains<text:span text:style-name="T1">3</text:span><text:span text:style-name="T2"> –</text:span> a stochastic process with the property that the conditional probability distribution of a future state depends only on the present state and not on the past states. <text:s/>Assuming that markets are efficient, all the available information about an asset is specified by the price of the traded asset. <text:s/>The future state of an asset is then determined probabilistically by its present state. <text:s/>One model is to define the state of an asset to be the logarithmic increase or decrease of its traded value, effectively normalizing the value of an asset. <text:s/>A <text:span text:style-name="T4">t‑</text:span><text:span text:style-name="T3">step Markov chain represents the probability of a logarithmic increase on step </text:span><text:span text:style-name="T4">t</text:span><text:span text:style-name="T3"> but not the value of the asset; as such, all paths of length </text:span><text:span text:style-name="T4">t</text:span><text:span text:style-name="T3"> need to be evaluated in order to compute the expected value of the asset and its standard deviation. <text:s/>This in turn specifies the probability distribution for an agent's actions and is the basis for the simulation.</text:span></text:p>
      <text:p text:style-name="P5"><text:tab/>The accuracy of this simulation can be computed by training the simulation on a window of historical market data and then measuring the distance from the known values outside of this window to the probability of the expected value and deviation given by the simulation. <text:s/>This measurement is an indication of the degree to which the simulation models the information present in the market. <text:s/>The model can then be adapted in order to minimize this distance measurement and increase the amount of information reflected by the simulation.</text:p>
      <text:p text:style-name="P5"><text:tab/>The purpose of this research is to simulate a financial market under the Adaptive Markets Hypothesis, whereby strategies of market participants will be modelled using Markov chains trained on historical market data. <text:s/>This research may improve the accuracy and efficiency of simulating social systems, and provide insight into the stochastic processes of financial markets and the strategies of market participants. <text:s/>The measure of deviation in future expected value may correspond to the volatility of an asset and to market stability as a whole. <text:s/>Finally, knowledge about potential strategies and the direction of market movement can help decide interventionist policies that may be used to increase market stability or grow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895cm" style:type="center"/>
          <style:tab-stop style:position="17.79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406cm" fo:margin-right="0cm" fo:text-indent="-0.388cm" style:auto-text-indent="false">
        <style:tab-stops>
          <style:tab-stop style:position="8.895cm" style:type="center"/>
          <style:tab-stop style:position="17.791cm" style:type="right"/>
        </style:tab-stops>
      </style:paragraph-properties>
      <style:text-properties fo:font-size="10pt" style:font-size-asian="10pt" style:font-size-complex="10pt"/>
    </style:style>
    <style:style style:name="P2" style:family="paragraph" style:parent-style-name="Footer">
      <style:text-properties fo:font-size="10pt" style:font-size-asian="10pt" style:font-size-complex="10pt"/>
    </style:style>
    <style:page-layout style:name="pm1">
      <style:page-layout-properties fo:page-width="21.59cm" fo:page-height="27.94cm" style:num-format="1" style:print-orientation="portrait" fo:margin-top="1.9cm" fo:margin-bottom="1.9cm" fo:margin-left="1.9cm" fo:margin-right="1.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1. A. Lo, “The Adaptive Markets Hypothesis: Market Efficiency from an Evolutionary Perspective ”, 2004.</text:p>
        <text:p text:style-name="P1">2. N. Noam, T. Roughgarden, E. Tardos, and V. Vazirani, “Algorithmic Game Theory”, 2007.</text:p>
        <text:p text:style-name="P2">2. C. Grinstead and J. Snell, “Introduction to Probability: Second Revised Edition”, 199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ax</meta:initial-creator>
    <meta:creation-date>2008-09-17T16:36:59</meta:creation-date>
    <dc:creator>max</dc:creator>
    <dc:date>2008-10-13T15:13:55</dc:date>
    <meta:editing-cycles>170</meta:editing-cycles>
    <meta:editing-duration>PT7H31M13S</meta:editing-duration>
    <meta:user-defined meta:name="Info 1"/>
    <meta:user-defined meta:name="Info 2"/>
    <meta:user-defined meta:name="Info 3"/>
    <meta:user-defined meta:name="Info 4"/>
    <meta:document-statistic meta:table-count="0" meta:image-count="0" meta:object-count="0" meta:page-count="1" meta:paragraph-count="10" meta:word-count="628" meta:character-count="4074"/>
  </office:meta>
</office:document-meta>
</file>